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officeooo:paragraph-rsid="001aad0b"/>
    </style:style>
    <style:style style:name="T1" style:family="text">
      <style:text-properties style:font-name="sans-serif" fo:font-size="12.75pt"/>
    </style:style>
    <style:style style:name="T2" style:family="text">
      <style:text-properties style:font-name="sans-serif" fo:font-size="12.75pt" officeooo:rsid="001aad0b"/>
    </style:style>
    <style:style style:name="T3" style:family="text">
      <style:text-properties style:font-name="sans-serif" fo:font-size="8.25pt"/>
    </style:style>
    <style:style style:name="T4" style:family="text">
      <style:text-properties style:font-name="sans-serif" fo:font-size="8.25pt" officeooo:rsid="001aad0b"/>
    </style:style>
    <style:style style:name="T5" style:family="text">
      <style:text-properties style:font-name="sans-serif" fo:font-size="6pt"/>
    </style:style>
    <style:style style:name="T6" style:family="text">
      <style:text-properties officeooo:rsid="001aad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bstract of my thesis Violating the thermodynamic uncertainty relation in the<text:line-break/>three-level laser driven by a thermal bath and an external field</text:span><text:line-break/><text:span text:style-name="T3">Heat engines have been of interest since the industrialization period.</text:span> <text:span text:style-name="T3">The concept involves converting</text:span><text:line-break/><text:span text:style-name="T3">thermal energy into kinetic energy, which can then be utilized. The concept of converting thermal energy</text:span></text:p>
      <text:p text:style-name="P1"><text:span text:style-name="T3">was adopted from (Scovil and Schulz</text:span><text:span text:style-name="T4">)</text:span><text:span text:style-name="T3"> and applied to a 3-level quantum system.</text:span> <text:span text:style-name="T3">However, in this</text:span><text:line-break/><text:span text:style-name="T3">case, the energy output is a state of light wave.</text:span> <text:span text:style-name="T3">In other words, it is possible to build a maser that is</text:span><text:line-break/><text:span text:style-name="T3">driven by the interaction with a hot and cold reservoir.</text:span> <text:span text:style-name="T3">This study analyzed a modified form of such</text:span><text:line-break/><text:span text:style-name="T3">a three-level maser.</text:span> <text:span text:style-name="T3">The modification compared to the original version is that this three-level system</text:span><text:line-break/><text:span text:style-name="T3">is placed in a cavity and can be driven by an external field.</text:span> <text:span text:style-name="T3">To gain as much knowledge as possible</text:span><text:line-break/><text:span text:style-name="T3">about this quantum heat engine, various aspects are discussed in this thesis. It should be noted that the</text:span><text:line-break/><text:span text:style-name="T3">calculations were performed both analytically using the equations of motion and numerically. One focus</text:span><text:line-break/><text:span text:style-name="T3">was on analyzing the heat flow and its behavior when parameters change. This revealed phenomena that</text:span><text:line-break/><text:span text:style-name="T3">can only be explained quantum mechanically, such as the double-threshold behavior which is described i</text:span><text:span text:style-name="T4">n the paper:Quantum statistics of a single-atom Scovil-Schulz-DuBois heat engine”</text:span><text:span text:style-name="T3">.</text:span></text:p>
      <text:p text:style-name="P1"><text:span text:style-name="T3">The question that arises and we investigate is how the external field affects the system and changes</text:span><text:line-break/><text:span text:style-name="T3">the photocurrent and power. We also investigated the non-linear behavior of the expected value o</text:span><text:span text:style-name="T4">f the latter operator</text:span><text:line-break/><text:span text:style-name="T3">and compared it to the analytical solution outlined in “Giant optical nonlinearity induced by a single two-level system<text:line-break/>interacting with a cavity in the Purcell regime“.</text:span><text:line-break/><text:span text:style-name="T3">To further understand the heat flow or heat current, we also discuss the thermodynamic uncertainty</text:span><text:line-break/><text:span text:style-name="T3">relation (TUR), as in </text:span><text:span text:style-name="T4">the cu</text:span><text:span text:style-name="T3">rrent fluctuations in open quantum systems: Bridging the gap between<text:line-break/>quantum continuous measurements and full counting statistics. We examine thermodynamic uncertainty in detail in the three-level maser and find coherence-</text:span><text:line-break/><text:span text:style-name="T3">induced TUR violations. TUR violation allows us to identify operating regimes where quantum dynamics</text:span><text:line-break/><text:span text:style-name="T3">lead to improved performance quantified by a lower value of the TUR as the classical limit. Interestingly,</text:span><text:line-break/><text:span text:style-name="T3">such a quantum advantage cannot be expected from the off-diagonal elements of the density matrix alone,</text:span><text:line-break/><text:span text:style-name="T3">as fluctuations are not solely encoded in the steady-state coherence. We investigated all the parameters</text:span><text:line-break/><text:span text:style-name="T3">that describe our 3-level maser and found an optimum where TUR violation exists. </text:span><text:span text:style-name="T4">O</text:span><text:span text:style-name="T3">ur three-level system is also coupled to a hot and cold bath.</text:span> <text:span text:style-name="T3">Additionally, it is driven by an</text:span><text:line-break/><text:span text:style-name="T3">external field.</text:span> <text:span text:style-name="T3">In comparison to </text:span><text:span text:style-name="T4">the work mentioned <text:s/>before</text:span><text:span text:style-name="T3">, the three-level system is situated within a cavity.</text:span> <text:span text:style-name="T3">This</text:span><text:line-break/><text:span text:style-name="T3">results in a complete transformation of the state of light, as well as a change in the circumstances under</text:span><text:line-break/><text:span text:style-name="T3">which the thermodynamic imbalance relation (TUR) is violate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7:22:23.949438581</meta:creation-date>
    <dc:date>2024-01-25T18:06:23.501047103</dc:date>
    <meta:editing-duration>PT21M23S</meta:editing-duration>
    <meta:editing-cycles>1</meta:editing-cycles>
    <meta:document-statistic meta:table-count="0" meta:image-count="0" meta:object-count="0" meta:page-count="1" meta:paragraph-count="3" meta:word-count="464" meta:character-count="2968" meta:non-whitespace-character-count="2506"/>
    <meta:generator>LibreOffice/7.5.9.2$Linux_X86_64 LibreOffice_project/50$Build-2</meta:generator>
  </office:meta>
</office:document-meta>
</file>